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74534" officeooo:paragraph-rsid="00274534"/>
    </style:style>
    <style:style style:name="P2" style:family="paragraph" style:parent-style-name="Standard">
      <style:text-properties officeooo:rsid="0027cc7e" officeooo:paragraph-rsid="0027cc7e"/>
    </style:style>
    <style:style style:name="P3" style:family="paragraph" style:parent-style-name="Standard">
      <style:text-properties officeooo:rsid="00284e6c" officeooo:paragraph-rsid="00284e6c"/>
    </style:style>
    <style:style style:name="P4" style:family="paragraph" style:parent-style-name="Standard">
      <style:text-properties officeooo:rsid="0029261b" officeooo:paragraph-rsid="0029261b"/>
    </style:style>
    <style:style style:name="P5" style:family="paragraph" style:parent-style-name="Standard">
      <style:text-properties officeooo:rsid="0029261b" officeooo:paragraph-rsid="0029261b"/>
    </style:style>
    <style:style style:name="P6" style:family="paragraph" style:parent-style-name="Standard">
      <style:text-properties officeooo:rsid="002d09d4" officeooo:paragraph-rsid="002d09d4"/>
    </style:style>
    <style:style style:name="P7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8" style:family="paragraph" style:parent-style-name="Standard">
      <style:text-properties fo:color="#d4d4d4" style:font-name="Droid Sans Mono" fo:font-size="13.5pt" fo:font-weight="normal" officeooo:rsid="002d09d4" officeooo:paragraph-rsid="002d09d4" fo:background-color="#1e1e1e"/>
    </style:style>
    <style:style style:name="P9" style:family="paragraph" style:parent-style-name="Standard">
      <style:paragraph-properties style:line-height-at-least="0.635cm"/>
      <style:text-properties fo:color="#d4d4d4" style:font-name="Droid Sans Mono" fo:font-size="13.5pt" fo:font-weight="normal" officeooo:rsid="003090bf" officeooo:paragraph-rsid="003090bf" fo:background-color="#1e1e1e"/>
    </style:style>
    <style:style style:name="P10" style:family="paragraph" style:parent-style-name="Standard">
      <style:paragraph-properties style:line-height-at-least="0.635cm"/>
    </style:style>
    <style:style style:name="P11" style:family="paragraph" style:parent-style-name="Standard">
      <style:text-properties officeooo:rsid="003090bf" officeooo:paragraph-rsid="003090bf"/>
    </style:style>
    <style:style style:name="P12" style:family="paragraph" style:parent-style-name="Standard">
      <style:text-properties officeooo:rsid="0031d1dd" officeooo:paragraph-rsid="0031d1dd"/>
    </style:style>
    <style:style style:name="T1" style:family="text">
      <style:text-properties officeooo:rsid="0027cc7e"/>
    </style:style>
    <style:style style:name="T2" style:family="text">
      <style:text-properties officeooo:rsid="00284e2f"/>
    </style:style>
    <style:style style:name="T3" style:family="text">
      <style:text-properties officeooo:rsid="002a4506"/>
    </style:style>
    <style:style style:name="T4" style:family="text">
      <style:text-properties fo:color="#808080"/>
    </style:style>
    <style:style style:name="T5" style:family="text">
      <style:text-properties fo:color="#569cd6"/>
    </style:style>
    <style:style style:name="T6" style:family="text">
      <style:text-properties fo:color="#9cdcfe"/>
    </style:style>
    <style:style style:name="T7" style:family="text">
      <style:text-properties fo:color="#ce9178"/>
    </style:style>
    <style:style style:name="T8" style:family="text">
      <style:text-properties fo:color="#dcdcaa"/>
    </style:style>
    <style:style style:name="T9" style:family="text">
      <style:text-properties fo:color="#4ec9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Particle Js</text:span></text:p>
      <text:p text:style-name="P2"><text:tab/><text:tab/><text:tab/><text:tab/><text:tab/></text:p>
      <text:p text:style-name="P2"><text:tab/><text:tab/></text:p>
      <text:p text:style-name="P2"><text:tab/><text:tab/><text:tab/><text:tab/><text:tab/>Simple Use</text:p>
      <text:p text:style-name="P2">1)Include CDN of particle js <text:span text:style-name="T2">from github of particle js at bottom of page there is link to cdn</text:span></text:p>
      <text:p text:style-name="P3">and paste it inside script tag at bottom of body tag</text:p>
      <text:p text:style-name="P3"/>
      <text:p text:style-name="P4">2)<text:span text:style-name="T3">include one more script tag from docs to load and config particle.js</text:span></text:p>
      <text:p text:style-name="P4"/>
      <text:p text:style-name="P4"/>
      <text:p text:style-name="P4"/>
      <text:p text:style-name="P6">eg - </text:p>
      <text:p text:style-name="P6">in your html file add these 2 script tags, one is cdn of particle.js and other is loading script</text:p>
      <text:p text:style-name="P6"/>
      <text:p text:style-name="P8"><text:span text:style-name="T4">&lt;</text:span><text:span text:style-name="T5">script</text:span> <text:span text:style-name="T6">src=</text:span><text:span text:style-name="T7">"https://cdn.jsdelivr.net/npm/particles.js@2.0.0/particles.min.js"</text:span><text:span text:style-name="T4">&gt;&lt;/</text:span><text:span text:style-name="T5">script</text:span><text:span text:style-name="T4">&gt;</text:span></text:p>
      <text:p text:style-name="P10"/>
      <text:p text:style-name="P7"><text:span text:style-name="T4">&lt;</text:span><text:span text:style-name="T5">script</text:span><text:span text:style-name="T4">&gt;</text:span></text:p>
      <text:p text:style-name="P7"><text:span text:style-name="T6">particlesJS</text:span>.<text:span text:style-name="T8">load</text:span>(<text:span text:style-name="T7">'particles-js'</text:span>, <text:span text:style-name="T7">'assets/particles.json'</text:span>, <text:span text:style-name="T5">function</text:span> () {</text:p>
      <text:p text:style-name="P7"><text:span text:style-name="T9">console</text:span>.<text:span text:style-name="T8">log</text:span>(<text:span text:style-name="T7">'callback - particles.js config loaded'</text:span>);</text:p>
      <text:p text:style-name="P7">});</text:p>
      <text:p text:style-name="P7"><text:span text:style-name="T4">&lt;/</text:span><text:span text:style-name="T5">script</text:span><text:span text:style-name="T4">&gt;</text:span></text:p>
      <text:p text:style-name="P6"/>
      <text:p text:style-name="P6"/>
      <text:p text:style-name="P11">then create a particle.json inside assets folder as defined here </text:p>
      <text:p text:style-name="P9"><text:span text:style-name="T6">particlesJS</text:span>.<text:span text:style-name="T8">load</text:span>(<text:span text:style-name="T7">'particles-js'</text:span>, <text:span text:style-name="T7">'assets/particles.json'</text:span>, <text:span text:style-name="T5">function</text:span> () </text:p>
      <text:p text:style-name="P9"/>
      <text:p text:style-name="P12">inside particle.json copy paste from github code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8-09-08T03:02:03.268255996</dc:date>
    <meta:editing-duration>PT2H39M51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03" meta:character-count="770" meta:non-whitespace-character-count="663"/>
  </office:meta>
</office:document-meta>
</file>